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mbios a tener en cuenta:</text:p>
      <text:p text:style-name="P1">Nueva intervención= nuevo servicio</text:p>
      <text:p text:style-name="P1">Agregar a checklist</text:p>
      <text:p text:style-name="P1">- válvula</text:p>
      <text:p text:style-name="P1">- cintillo</text:p>
      <text:p text:style-name="P1">- agente extintor</text:p>
      <text:p text:style-name="P1">- tubo sifón</text:p>
      <text:p text:style-name="P1">- sellos/seguros</text:p>
      <text:p text:style-name="P1">- dispositivo seguridad </text:p>
      <text:p text:style-name="P1">- rotulación</text:p>
      <text:p text:style-name="P1">Fecha= fecha última mantención</text:p>
      <text:p text:style-name="P1">Tipo servicio= revisión, mantención, recarga, mantención y recarga</text:p>
      <text:p text:style-name="P1">P.H.= agregar calendario para registro de fabricación del extintor.</text:p>
      <text:p text:style-name="P1">Número de sello -numero certificado -numero precint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14:48:22.817036726</meta:creation-date>
    <dc:date>2025-05-14T14:50:12.718855001</dc:date>
    <meta:editing-duration>PT1M51S</meta:editing-duration>
    <meta:editing-cycles>1</meta:editing-cycles>
    <meta:document-statistic meta:table-count="0" meta:image-count="0" meta:object-count="0" meta:page-count="1" meta:paragraph-count="14" meta:word-count="57" meta:character-count="394" meta:non-whitespace-character-count="350"/>
    <meta:generator>LibreOffice/7.4.7.2$Linux_X86_64 LibreOffice_project/40$Build-2</meta:generator>
  </office:meta>
</office:document-meta>
</file>